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0.71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9.429cm" svg:height="0.964cm" svg:x="1.114cm" svg:y="14.579cm">
          <draw:text-box>
            <text:p>\DateTimeImmutable::createFromMutable(self::faker()-&gt;datetime()),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M36S</meta:editing-duration>
    <meta:editing-cycles>3</meta:editing-cycles>
    <meta:generator>OpenOffice/4.1.6$Win32 OpenOffice.org_project/416m1$Build-9790</meta:generator>
    <dc:date>2022-03-24T20:49:28.75</dc:date>
    <dc:creator>Jean John Multiculture</dc:creator>
    <meta:document-statistic meta:object-count="1"/>
  </office:meta>
</office:document-meta>
</file>